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217in"/>
    </style:style>
    <style:style style:name="co2" style:family="table-column">
      <style:table-column-properties fo:break-before="auto" style:column-width="4.1362in"/>
    </style:style>
    <style:style style:name="co3" style:family="table-column">
      <style:table-column-properties fo:break-before="auto" style:column-width="3.3472in"/>
    </style:style>
    <style:style style:name="co4" style:family="table-column">
      <style:table-column-properties fo:break-before="auto" style:column-width="2.7799in"/>
    </style:style>
    <style:style style:name="co5" style:family="table-column">
      <style:table-column-properties fo:break-before="auto" style:column-width="0.889in"/>
    </style:style>
    <style:style style:name="ro1" style:family="table-row">
      <style:table-row-properties style:row-height="0.3846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7917in" fo:break-before="auto" style:use-optimal-row-height="true"/>
    </style:style>
    <style:style style:name="ro4" style:family="table-row">
      <style:table-row-properties style:row-height="0.4807in" fo:break-before="auto" style:use-optimal-row-height="true"/>
    </style:style>
    <style:style style:name="ro5" style:family="table-row">
      <style:table-row-properties style:row-height="1.1028in" fo:break-before="auto" style:use-optimal-row-height="true"/>
    </style:style>
    <style:style style:name="ro6" style:family="table-row">
      <style:table-row-properties style:row-height="0.6362in" fo:break-before="auto" style:use-optimal-row-height="true"/>
    </style:style>
    <style:style style:name="ro7" style:family="table-row">
      <style:table-row-properties style:row-height="1.2583in" fo:break-before="auto" style:use-optimal-row-height="true"/>
    </style:style>
    <style:style style:name="ro8" style:family="table-row">
      <style:table-row-properties style:row-height="1.5693in" fo:break-before="auto" style:use-optimal-row-height="true"/>
    </style:style>
    <style:style style:name="ro9" style:family="table-row">
      <style:table-row-properties style:row-height="1.7252in" fo:break-before="auto" style:use-optimal-row-height="true"/>
    </style:style>
    <style:style style:name="ro10" style:family="table-row">
      <style:table-row-properties style:row-height="1.4138in" fo:break-before="auto" style:use-optimal-row-height="true"/>
    </style:style>
    <style:style style:name="ro11" style:family="table-row">
      <style:table-row-properties style:row-height="0.9472in" fo:break-before="auto" style:use-optimal-row-height="true"/>
    </style:style>
    <style:style style:name="ro12" style:family="table-row">
      <style:table-row-properties style:row-height="2.502in" fo:break-before="auto" style:use-optimal-row-height="true"/>
    </style:style>
    <style:style style:name="ro13" style:family="table-row">
      <style:table-row-properties style:row-height="1.8799in" fo:break-before="auto" style:use-optimal-row-height="true"/>
    </style:style>
    <style:style style:name="ro14" style:family="table-row">
      <style:table-row-properties style:row-height="3.1236in" fo:break-before="auto" style:use-optimal-row-height="true"/>
    </style:style>
    <style:style style:name="ro15" style:family="table-row">
      <style:table-row-properties style:row-height="2.1909in" fo:break-before="auto" style:use-optimal-row-height="true"/>
    </style:style>
    <style:style style:name="ro16" style:family="table-row">
      <style:table-row-properties style:row-height="2.9689in" fo:break-before="auto" style:use-optimal-row-height="true"/>
    </style:style>
    <style:style style:name="ta1" style:family="table" style:master-page-name="Default">
      <style:table-properties table:display="true" style:writing-mode="lr-tb"/>
    </style:style>
    <number:number-style style:name="N10000" number:language="es" number:country="ES">
      <number:number number:min-integer-digits="1"/>
    </number:number-style>
    <style:style style:name="ce1" style:family="table-cell" style:parent-style-name="Default" style:data-style-name="N10000">
      <style:table-cell-properties fo:wrap-option="wrap" style:vertical-align="middle"/>
      <style:text-properties fo:font-size="12pt" fo:font-weight="bold" style:font-size-asian="12pt" style:font-weight-asian="bold" style:font-size-complex="12pt" style:font-weight-complex="bold"/>
    </style:style>
    <style:style style:name="ce2" style:family="table-cell" style:parent-style-name="Default" style:data-style-name="N10000">
      <style:table-cell-properties fo:wrap-option="wrap" style:vertical-align="middle"/>
      <style:text-properties fo:font-weight="bold" style:font-weight-asian="bold" style:font-weight-complex="bold"/>
    </style:style>
    <style:style style:name="ce3" style:family="table-cell" style:parent-style-name="Default">
      <style:table-cell-properties fo:wrap-option="wrap" style:vertical-align="middle"/>
      <style:text-properties style:font-name="Liberation Serif" style:font-name-asian="DejaVu Sans" style:font-name-complex="DejaVu Sans"/>
    </style:style>
    <style:style style:name="ce4" style:family="table-cell" style:parent-style-name="Default">
      <style:table-cell-properties fo:wrap-option="wrap" style:vertical-align="middle"/>
    </style:style>
    <style:style style:name="ce5" style:family="table-cell" style:parent-style-name="Default">
      <style:table-cell-properties fo:wrap-option="wrap"/>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vertical-align="middle"/>
    </style:style>
    <style:style style:name="ce8" style:family="table-cell" style:parent-style-name="Default">
      <style:table-cell-properties fo:wrap-option="wrap" style:vertical-align="middle"/>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number-columns-repeated="4" table:default-cell-style-name="Default"/>
        <table:table-column table:style-name="co5" table:number-columns-repeated="11" table:default-cell-style-name="ce7"/>
        <table:table-row table:style-name="ro1">
          <table:table-cell table:style-name="ce1" office:value-type="string" calcext:value-type="string">
            <text:p>make a web framework in Clojure</text:p>
          </table:table-cell>
          <table:table-cell table:style-name="ce2" office:value-type="string" calcext:value-type="string">
            <text:p>Approach 1 (current)</text:p>
          </table:table-cell>
          <table:table-cell table:style-name="ce2" office:value-type="string" calcext:value-type="string">
            <text:p>note</text:p>
          </table:table-cell>
          <table:table-cell table:style-name="ce2" office:value-type="string" calcext:value-type="string">
            <text:p>Approach 2</text:p>
          </table:table-cell>
          <table:table-cell table:style-name="ce2" office:value-type="string" calcext:value-type="string">
            <text:p>note</text:p>
          </table:table-cell>
          <table:table-cell table:style-name="ce2" office:value-type="string" calcext:value-type="string">
            <text:p>Approach 3</text:p>
          </table:table-cell>
          <table:table-cell table:style-name="ce2" office:value-type="string" calcext:value-type="string">
            <text:p>note</text:p>
          </table:table-cell>
          <table:table-cell table:number-columns-repeated="11"/>
        </table:table-row>
        <table:table-row table:style-name="ro2">
          <table:table-cell table:style-name="ce2" office:value-type="string" calcext:value-type="string">
            <text:p>criterion</text:p>
          </table:table-cell>
          <table:table-cell table:style-name="ce2" office:value-type="string" calcext:value-type="string">
            <text:p>caveman web framework</text:p>
          </table:table-cell>
          <table:table-cell table:style-name="ce2" table:number-columns-repeated="4"/>
          <table:table-cell table:style-name="ce8"/>
          <table:table-cell table:number-columns-repeated="11"/>
        </table:table-row>
        <table:table-row table:style-name="ro3">
          <table:table-cell table:style-name="ce3" office:value-type="string" calcext:value-type="string">
            <text:p>Make things as simple as possible, step by step, to ensure that developers have a rock solid understanding of what goes into making a website.</text:p>
          </table:table-cell>
          <table:table-cell table:style-name="ce3" office:value-type="string" calcext:value-type="string">
            <text:p>You have to follow through with building up the entire demo app. After that you will have something you can continue to build upon.</text:p>
          </table:table-cell>
          <table:table-cell table:style-name="ce4"/>
          <table:table-cell table:style-name="ce7" table:number-columns-repeated="4"/>
          <table:table-cell table:number-columns-repeated="11"/>
        </table:table-row>
        <table:table-row table:style-name="ro4">
          <table:table-cell table:style-name="ce4" office:value-type="string" calcext:value-type="string">
            <text:p>Prerequisites</text:p>
          </table:table-cell>
          <table:table-cell table:style-name="ce6" office:value-type="string" calcext:value-type="string">
            <text:p>Know Clojure and use a Linux or Linux-like computer with the following tools installed: Just, SDKMan, Java, Clojure CLI, MyBatis Migrations, and Docker.</text:p>
          </table:table-cell>
          <table:table-cell table:style-name="ce4"/>
          <table:table-cell table:style-name="ce7" table:number-columns-repeated="4"/>
          <table:table-cell table:number-columns-repeated="11"/>
        </table:table-row>
        <table:table-row table:style-name="ro3">
          <table:table-cell table:style-name="ce4" office:value-type="string" calcext:value-type="string">
            <text:p>Create a Project</text:p>
          </table:table-cell>
          <table:table-cell table:style-name="ce3" office:value-type="string" calcext:value-type="string">
            <text:p>Create a basic Clojure project with a minimal directory structure by creating a project directory, a Justfile with tasks (or recipes), a deps.edn file specifying Clojure version and code directory, a src directory with a main.clj file containing a namespace and a -main function, and verifying the structure with the tree command.</text:p>
          </table:table-cell>
          <table:table-cell table:style-name="ce4" office:value-type="string" calcext:value-type="string">
            <text:p>The firsts recipes in the justfile is help and run (or start). </text:p>
          </table:table-cell>
          <table:table-cell table:style-name="ce7" table:number-columns-repeated="4"/>
          <table:table-cell table:number-columns-repeated="11"/>
        </table:table-row>
        <table:table-row table:style-name="ro5">
          <table:table-cell table:style-name="ce4" office:value-type="string" calcext:value-type="string">
            <text:p>Make an HTTP Server</text:p>
          </table:table-cell>
          <table:table-cell table:style-name="ce4" office:value-type="string" calcext:value-type="string">
            <text:p>Create an HTTP Server by adding the Ring library dependency to your deps.edn file, editing your src/example/main.clj file to define an HTTP handler that returns a "Hello, world" message, and using the jetty/run-jetty function to run the server on port 9999. Then, run the server with just run and access it through a web browser at http://localhost:9999 to see the "Hello, world" message.</text:p>
          </table:table-cell>
          <table:table-cell table:style-name="ce4"/>
          <table:table-cell table:style-name="ce7" table:number-columns-repeated="4"/>
          <table:table-cell table:number-columns-repeated="11"/>
        </table:table-row>
        <table:table-row table:style-name="ro6">
          <table:table-cell table:style-name="ce4" office:value-type="string" calcext:value-type="string">
            <text:p>Start an nREPL Server</text:p>
          </table:table-cell>
          <table:table-cell table:style-name="ce6" office:value-type="string" calcext:value-type="string">
            <text:p>Start an nREPL Server by adding an alias to your deps.edn file for nREPL, editing your Justfile to include a recipe that runs nREPL with the command clojure -M:nREPL -m nrepl.cmdline, and connecting to the nREPL server from your editor.</text:p>
          </table:table-cell>
          <table:table-cell table:style-name="ce4"/>
          <table:table-cell table:style-name="ce7" table:number-columns-repeated="4"/>
          <table:table-cell table:number-columns-repeated="11"/>
        </table:table-row>
        <table:table-row table:style-name="ro7">
          <table:table-cell table:style-name="ce4" office:value-type="string" calcext:value-type="string">
            <text:p>Move your HTTP Handler to its own namespace</text:p>
          </table:table-cell>
          <table:table-cell table:style-name="ce4" office:value-type="string" calcext:value-type="string">
            <text:p>Move your HTTP Handler to its own namespace by creating a file named src/example/routes.clj, moving the handler function to that namespace, and updating your example.main namespace to refer to that function. This is done by adding a require statement for the example.routes namespace and updating the jetty/run-jetty function to use the routes/handler function. Then, test to make sure your server still works with just run.</text:p>
          </table:table-cell>
          <table:table-cell table:style-name="ce4"/>
          <table:table-cell table:style-name="ce7" table:number-columns-repeated="4"/>
          <table:table-cell table:number-columns-repeated="11"/>
        </table:table-row>
        <table:table-row table:style-name="ro8">
          <table:table-cell table:style-name="ce4" office:value-type="string" calcext:value-type="string">
            <text:p>Create a System Namespace</text:p>
          </table:table-cell>
          <table:table-cell table:style-name="ce4" office:value-type="string" calcext:value-type="string">
            <text:p>Create a system namespace by creating a file named src/example/system.clj, where you'll put code for stateful things like database connections and external service clients. Define a start-server function that starts the server in the background, a stop-server function that stops the server, and a start-system function that returns a map with the server under the ::server key. Also, define a stop-system function that stops the server found under the ::server key. Finally, update the example.main namespace to use start-system and test that your server still works with just run.</text:p>
          </table:table-cell>
          <table:table-cell table:style-name="ce4"/>
          <table:table-cell table:style-name="ce7" table:number-columns-repeated="4"/>
          <table:table-cell table:number-columns-repeated="11"/>
        </table:table-row>
        <table:table-row table:style-name="ro9">
          <table:table-cell table:style-name="ce4" office:value-type="string" calcext:value-type="string">
            <text:p>Create a development-only user Namespace</text:p>
          </table:table-cell>
          <table:table-cell table:style-name="ce3" office:value-type="string" calcext:value-type="string">
            <text:p>A development-only namespace called user is created in a file dev/user.clj to hold code that is only used during development. A :dev alias is added to the deps.edn file to include the dev directory in the development path. Then, functions are created in the user namespace to start and stop the system, restart the system, and access the running server. Finally, the editor is configured to use the :dev alias during development. This allows for a place to put development code that is not included in the final version of the software. Additionally, the dev folder is also added to the :nREPL alias, as it is only used during development. This ensures that the development code is available when using the REPL.</text:p>
          </table:table-cell>
          <table:table-cell table:style-name="ce4"/>
          <table:table-cell table:style-name="ce7" table:number-columns-repeated="4"/>
          <table:table-cell table:number-columns-repeated="11"/>
        </table:table-row>
        <table:table-row table:style-name="ro8">
          <table:table-cell table:style-name="ce4" office:value-type="string" calcext:value-type="string">
            <text:p>Pick an HTTP Handler based on Route</text:p>
          </table:table-cell>
          <table:table-cell table:style-name="ce4" office:value-type="string" calcext:value-type="string">
            <text:p>To do this we define a routes function that returns a vector of vectors, where each inner vector specifies a route and its corresponding handler. We then create a root handler that compiles the routes and uses the Reitit library to create a Ring handler. The root handler takes a system and request object as arguments, and uses the Reitit router to determine which handler to call based on the request's route. We also add a "Not Found" handler to handle requests to non-existent routes. By using this approach, we can easily map routes to handlers and handle HTTP requests in a flexible and scalable way.</text:p>
          </table:table-cell>
          <table:table-cell table:style-name="ce4" office:value-type="string" calcext:value-type="string">
            <text:p>We use the Reitit library to compile the routes into a Ring handler. The routes function returns a vector of vectors, where each inner vector contains a route and its corresponding handler. Reitit then uses this data to create a Ring handler that can dispatch incoming requests to the correct handler.</text:p>
          </table:table-cell>
          <table:table-cell table:style-name="ce7" table:number-columns-repeated="4"/>
          <table:table-cell table:number-columns-repeated="11"/>
        </table:table-row>
        <table:table-row table:style-name="ro10">
          <table:table-cell table:style-name="ce4" office:value-type="string" calcext:value-type="string">
            <text:p>Log Information</text:p>
          </table:table-cell>
          <table:table-cell table:style-name="ce4" office:value-type="string" calcext:value-type="string">
            <text:p>We define a logging facade using the clojure.tools.logging library and add it to our deps.edn file. We then add a logging implementation, in this case slf4j-simple, which outputs logs to the standard error stream. With these dependencies in place, we can create logs in our code using the log/info function, which takes a message as an argument. By using this approach, we can easily emit logs from our application and gain visibility into its behavior, making it easier to debug and monitor our system.</text:p>
          </table:table-cell>
          <table:table-cell table:style-name="ce4"/>
          <table:table-cell table:style-name="ce7" table:number-columns-repeated="4"/>
          <table:table-cell table:number-columns-repeated="11"/>
        </table:table-row>
        <table:table-row table:style-name="ro7">
          <table:table-cell table:style-name="ce4" office:value-type="string" calcext:value-type="string">
            <text:p>Render HTML</text:p>
          </table:table-cell>
          <table:table-cell table:style-name="ce4" office:value-type="string" calcext:value-type="string">
            <text:p>we use the Hiccup library to convert data structures into HTML. We add Hiccup to our deps.edn file and import the hiccup2.core namespace in our code. We can then use the hiccup/html function to convert data structures into HTML, which can be returned as the body of an HTTP response. By using Hiccup, we can embed HTML directly into our code without the need for a separate templating language, making it easier to generate dynamic HTML content.</text:p>
          </table:table-cell>
          <table:table-cell table:style-name="ce4"/>
          <table:table-cell table:style-name="ce7" table:number-columns-repeated="4"/>
          <table:table-cell table:number-columns-repeated="11"/>
        </table:table-row>
        <table:table-row table:style-name="ro11">
          <table:table-cell table:style-name="ce4" office:value-type="string" calcext:value-type="string">
            <text:p>Format Your Code</text:p>
          </table:table-cell>
          <table:table-cell table:style-name="ce4" office:value-type="string" calcext:value-type="string">
            <text:p>Use cljfmt to automate code formatting and avoid unproductive discussions. Add it to your deps.edn file, create a .cljfmt.edn configuration file, and add recipes to your justfile to check and fix formatting issues. Run just format_check to identify issues and just format to fix them, ensuring consistent code formatting across your project.</text:p>
          </table:table-cell>
          <table:table-cell table:style-name="ce4"/>
          <table:table-cell table:style-name="ce7" table:number-columns-repeated="4"/>
          <table:table-cell table:number-columns-repeated="11"/>
        </table:table-row>
        <table:table-row table:style-name="ro3">
          <table:table-cell table:style-name="ce4" office:value-type="string" calcext:value-type="string">
            <text:p>Lint your Code</text:p>
          </table:table-cell>
          <table:table-cell table:style-name="ce3" office:value-type="string" calcext:value-type="string">
            <text:p>We use clj-kondo to lint our code and catch common mistakes. We add it to deps.edn and configure it in .clj-kondo/config.edn, for example. we can set the warn-on-reflection linter to warn on unexpected reflection in our code. We then add a recipe to our justfile to run the linter and identify issues.</text:p>
          </table:table-cell>
          <table:table-cell table:style-name="ce4"/>
          <table:table-cell table:style-name="ce7" table:number-columns-repeated="4"/>
          <table:table-cell table:number-columns-repeated="11"/>
        </table:table-row>
        <table:table-row table:style-name="ro3">
          <table:table-cell table:style-name="ce4" office:value-type="string" calcext:value-type="string">
            <text:p>Run Tests</text:p>
          </table:table-cell>
          <table:table-cell table:style-name="ce4" office:value-type="string" calcext:value-type="string">
            <text:p>We use Kaocha to run tests for our code. We add it to our deps.edn file and configure our :dev alias to include the test folder. We then create test files in the test folder and add a recipe to our justfile to run the tests and identify issues. We can also configure our code formatting to include the test folder.</text:p>
          </table:table-cell>
          <table:table-cell table:style-name="ce4"/>
          <table:table-cell table:style-name="ce7" table:number-columns-repeated="4"/>
          <table:table-cell table:number-columns-repeated="11"/>
        </table:table-row>
        <table:table-row table:style-name="ro10">
          <table:table-cell table:style-name="ce4" office:value-type="string" calcext:value-type="string">
            <text:p>Start a Local Instance of Postgresql</text:p>
          </table:table-cell>
          <table:table-cell table:style-name="ce4" office:value-type="string" calcext:value-type="string">
            <text:p>We set up a local instance of Postgresql using Docker Compose. We create a docker-compose.yaml file to define the Postgres service, including the image version, environment variables, and volume mounts. We also create a .env file to store the Postgres password and add it to the .gitignore file to avoid accidentally committing sensitive information. Additionally, we add other temporary files and directories to the .gitignore file. Finally, we run docker compose up -d to start the Postgres instance in the background.</text:p>
          </table:table-cell>
          <table:table-cell table:style-name="ce4"/>
          <table:table-cell table:style-name="ce7" table:number-columns-repeated="4"/>
          <table:table-cell table:number-columns-repeated="11"/>
        </table:table-row>
        <table:table-row table:style-name="ro12">
          <table:table-cell table:style-name="ce4" office:value-type="string" calcext:value-type="string">
            <text:p>Connect to Postgresql</text:p>
          </table:table-cell>
          <table:table-cell table:style-name="ce4" office:value-type="string" calcext:value-type="string">
            <text:p>To connect to a PostgreSQL database, add next.jdbc, Postgres JDBC driver, and HikariCP to your deps.edn file. Add a system namespace to manage the database connection, including functions to start and stop the connection, and attach the db to the system. In the routes namespace, use the :as-alias requirement to access the system and query the database. Add a db function to the user namespace to access the database from the REPL. This implementation uses HikariCP for connection pooling, and the next.jdbc library to interact with the database. The system namespace manages the database connection, and the routes namespace uses the :as-alias requirement to access the system and query the database. The user namespace provides a convenient way to access the database from the REPL.</text:p>
          </table:table-cell>
          <table:table-cell table:style-name="ce4" office:value-type="string" calcext:value-type="string">
            <text:p>Potential circular dependency: example.cave.routes and example.hello.routes depend on example.system, and example.system depends on example.routes, which in turn depends on these routes. This creates a circular dependency. Notably, only routes that interact with the database (currently example.hello.routes and example.cave.routes) use the :as-alias to refer to example.system, in an attempt to mitigate this circular dependency. To avoid this, consider reorganizing the code so that these routes do not directly depend on example.system, for example by creating a new namespace that contains common logic between these routes and example.system, and having both namespaces depend on this new namespace.</text:p>
          </table:table-cell>
          <table:table-cell table:style-name="ce7" table:number-columns-repeated="4"/>
          <table:table-cell table:number-columns-repeated="11"/>
        </table:table-row>
        <table:table-row table:style-name="ro13">
          <table:table-cell table:style-name="ce4" office:value-type="string" calcext:value-type="string">
            <text:p>Read Environment Variables</text:p>
          </table:table-cell>
          <table:table-cell table:style-name="ce4" office:value-type="string" calcext:value-type="string">
            <text:p>The approach to reading environment variables uses the dotenv-java library to load environment variables from a .env file. An env component is created to store the loaded environment variables, which is then passed to other components that need to access these variables. This allows for a clear separation of configuration and logic, and makes it easy to manage environment variables in different environments. The env component is loaded with Dotenv/load and passed to other components, which can read the environment variables with Dotenv/.get, providing a secure way to handle sensitive information, such as passwords, using opaque Java objects.</text:p>
          </table:table-cell>
          <table:table-cell table:style-name="ce4"/>
          <table:table-cell table:style-name="ce7" table:number-columns-repeated="4"/>
          <table:table-cell table:number-columns-repeated="11"/>
        </table:table-row>
        <table:table-row table:style-name="ro8">
          <table:table-cell table:style-name="ce4" office:value-type="string" calcext:value-type="string">
            <text:p>Setup Database Migrations</text:p>
          </table:table-cell>
          <table:table-cell table:style-name="ce4" office:value-type="string" calcext:value-type="string">
            <text:p>to setting up database migrations involves using MyBatis migrations, a command-line tool for running migrations. The process includes initializing a migrations directory, creating a development.properties file with database connection information, and downloading the Postgres driver jar. The migrations directory is then validated by running the "migrate up" command, which applies the initial migration and creates a CHANGELOG table to track applied migrations. This setup allows for the creation of actual tables in the database and provides a way to manage database schema changes.</text:p>
          </table:table-cell>
          <table:table-cell table:style-name="ce4"/>
          <table:table-cell table:style-name="ce7" table:number-columns-repeated="4"/>
          <table:table-cell table:number-columns-repeated="11"/>
        </table:table-row>
        <table:table-row table:style-name="ro8">
          <table:table-cell table:style-name="ce4" office:value-type="string" calcext:value-type="string">
            <text:p>Create your first table</text:p>
          </table:table-cell>
          <table:table-cell table:style-name="ce4" office:value-type="string" calcext:value-type="string">
            <text:p>Create a new migration using migrate new to create a table in the database. Edit the migration to create a schema and a table with a primary key, created_at and updated_at columns, and a description column. Add a trigger to automatically set the updated_at column when the row is updated. Run the migration with migrate up to create the table and trigger in the database. Verify that the down migration works by running migrate down and then re-running migrate up to recreate the table and trigger.</text:p>
          </table:table-cell>
          <table:table-cell table:style-name="ce4" office:value-type="string" calcext:value-type="string">
            <text:p>Additionally, the reason to add a trigger to automatically set the updated_at column is to make it less error-prone. Manually setting the updated_at column is error-prone. Instead, you can use a database trigger to keep it up to date automatically. The trigger is a function that sets the row's updated_at column to the current time whenever a row changes. This function is created once per schema and can be re-used for any future tables with a similar shape.</text:p>
          </table:table-cell>
          <table:table-cell table:style-name="ce7" table:number-columns-repeated="4"/>
          <table:table-cell table:number-columns-repeated="11"/>
        </table:table-row>
        <table:table-row table:style-name="ro10">
          <table:table-cell table:style-name="ce4" office:value-type="string" calcext:value-type="string">
            <text:p>Group Route Handlers by Page</text:p>
          </table:table-cell>
          <table:table-cell table:style-name="ce3" office:value-type="string" calcext:value-type="string">
            <text:p>Organize route handlers into namespaces by page, creating separate files for each page (e.g. hello/routes.clj, goodbye/routes.clj). Each file exports a routes function that returns a Reitit-compatible route.. Then, in the main routes.clj file, combine all individual routes into a single routes function that returns the complete route. This approach allows for easy addition of new pages and handlers to the server, and also enables the addition of page-specific middleware later. Additionally, this structure helps to avoid having multiple routes serve the same page, which can lead to complexity and maintenance issues.</text:p>
          </table:table-cell>
          <table:table-cell table:style-name="ce4"/>
          <table:table-cell table:style-name="ce7" table:number-columns-repeated="4"/>
          <table:table-cell table:number-columns-repeated="11"/>
        </table:table-row>
        <table:table-row table:style-name="ro11">
          <table:table-cell table:style-name="ce4" office:value-type="string" calcext:value-type="string">
            <text:p>Display Forms</text:p>
          </table:table-cell>
          <table:table-cell table:style-name="ce4" office:value-type="string" calcext:value-type="string">
            <text:p>Create a form in src/example/cave/routes.clj to submit data to the server. Define two handlers: cave-handler for the form and cave-create-handler for the form submission. Register the cave routes in src/example/routes.clj and test the form by visiting /cave and submitting the form, which should redirect to /cave/create with a "TODO" message.</text:p>
          </table:table-cell>
          <table:table-cell table:style-name="ce4"/>
          <table:table-cell table:style-name="ce7" table:number-columns-repeated="4"/>
          <table:table-cell table:number-columns-repeated="11"/>
        </table:table-row>
        <table:table-row table:style-name="ro5">
          <table:table-cell table:style-name="ce4" office:value-type="string" calcext:value-type="string">
            <text:p>Create "Standardized" Middleware Stacks</text:p>
          </table:table-cell>
          <table:table-cell table:style-name="ce3" office:value-type="string" calcext:value-type="string">
            <text:p>Define a separate namespace for middleware, add ring-defaults to dependencies, and create a function that returns a wrapped handler with default middleware, passing the system as a parameter to allow future middlewares to access stateful things, such as authentication middlewares that may need to query a database. Then, reference the middleware function in your routes, passing the system as an argument, to ensure the middleware is applied to the routes</text:p>
          </table:table-cell>
          <table:table-cell table:style-name="ce4"/>
          <table:table-cell table:style-name="ce7" table:number-columns-repeated="4"/>
          <table:table-cell table:number-columns-repeated="11"/>
        </table:table-row>
        <table:table-row table:style-name="ro10">
          <table:table-cell table:style-name="ce4" office:value-type="string" calcext:value-type="string">
            <text:p>Process Form Submits</text:p>
          </table:table-cell>
          <table:table-cell table:style-name="ce4" office:value-type="string" calcext:value-type="string">
            <text:p>Process form submissions by adding an anti-forgery field to the form, which ensures that the request is legitimate and not a result of a cross-site request forgery attack. Then, handle the form submission by extracting the relevant data, inserting a new row into the database using next.jdbc, and redirecting the user back to the original page. Finally, display existing rows by querying the database and rendering the results in a list, allowing users to see the names of existing caves and submit new ones.</text:p>
          </table:table-cell>
          <table:table-cell table:style-name="ce4"/>
          <table:table-cell table:style-name="ce7" table:number-columns-repeated="4"/>
          <table:table-cell table:number-columns-repeated="11"/>
        </table:table-row>
        <table:table-row table:style-name="ro7">
          <table:table-cell table:style-name="ce4" office:value-type="string" calcext:value-type="string">
            <text:p>Create Foreign Key Relationships</text:p>
          </table:table-cell>
          <table:table-cell table:style-name="ce6" office:value-type="string" calcext:value-type="string">
            <text:p>Create foreign key relationships in a relational database to establish connections between data. To do this, create a hominid table with a cave_id column that refers back to a row in the cave table. Use the REFERENCES clause to establish the foreign key relationship and specify the actions for updating and deleting related records with ON UPDATE RESTRICT and ON DELETE RESTRICT. Finally, create an index on the cave_id column to improve the performance of queries that involve this relationship.</text:p>
          </table:table-cell>
          <table:table-cell table:style-name="ce4"/>
          <table:table-cell table:style-name="ce7" table:number-columns-repeated="4"/>
          <table:table-cell table:number-columns-repeated="11"/>
        </table:table-row>
        <table:table-row table:style-name="ro14">
          <table:table-cell table:style-name="ce4" office:value-type="string" calcext:value-type="string">
            <text:p>Run Jobs in The Background</text:p>
          </table:table-cell>
          <table:table-cell table:style-name="ce4" office:value-type="string" calcext:value-type="string">
            <text:p>To execute background jobs, the Proletarian library is used to manage the execution of scheduled jobs in a PostgreSQL database. A proletarian.job table is created to store the jobs, and a trigger is defined to insert a job every time a record is inserted into the prehistoric.cave table. A JSON serializer is created to serialize the job data, and a job handler is defined to insert a record into the prehistoric.hominid table when a record is inserted into the prehistoric.cave table. The job handler is registered, and the system is configured to run the jobs in the background using the Proletarian library. The steps to set this up include adding Proletarian to the project dependencies, creating the proletarian.job table, defining the trigger, creating the JSON serializer, defining the job handler, registering the job handler, and configuring the system to run the jobs in the background.</text:p>
          </table:table-cell>
          <table:table-cell table:style-name="ce4" office:value-type="string" calcext:value-type="string">
            <text:p>Implementing background jobs with Proletarian allows the web application to execute tasks asynchronously, improving its response time, reducing server load, and ensuring data integrity. By running tasks in the background, the application is not blocked waiting for tasks to complete, enabling it to respond more quickly to user requests. Additionally, background tasks can be resource-intensive, so running them in the background helps reduce server load and prevent overload. Furthermore, in this case, the insertion of a record in the prehistoric.hominid table when a record is inserted in the prehistoric.cave table suggests that a data synchronization task is being executed in the background to ensure data integrity in the database. Overall, the implementation of background jobs with Proletarian enables the web application to execute tasks asynchronously, improving its response, reducing server load, and ensuring data integrity.</text:p>
          </table:table-cell>
          <table:table-cell table:style-name="ce7" table:number-columns-repeated="4"/>
          <table:table-cell table:number-columns-repeated="11"/>
        </table:table-row>
        <table:table-row table:style-name="ro15">
          <table:table-cell table:style-name="ce4" office:value-type="string" calcext:value-type="string">
            <text:p>Dynamically Generate SQL</text:p>
          </table:table-cell>
          <table:table-cell table:style-name="ce4" office:value-type="string" calcext:value-type="string">
            <text:p>Dynamically generating SQL allows for more flexibility and control over the SQL queries in a Clojure project. While it is possible to put SQL queries directly in strings, many features may require dynamically producing those strings based on user input. To achieve this, we can add the honeysql library to our deps.edn file, which provides a simple and efficient way to generate SQL queries programmatically. The honey.sql/format function is particularly useful for this purpose, as it allows us to construct SQL queries using a Clojure-like syntax, making it easier to work with complex queries and reducing the risk of SQL injection attacks. Additionally, honeysql supports a wide range of databases, including PostgreSQL, MySQL, and SQLite, making it a versatile solution for different project requirements.</text:p>
          </table:table-cell>
          <table:table-cell table:style-name="ce4"/>
          <table:table-cell table:style-name="ce7" table:number-columns-repeated="4"/>
          <table:table-cell table:number-columns-repeated="11"/>
        </table:table-row>
        <table:table-row table:style-name="ro3">
          <table:table-cell table:style-name="ce4" office:value-type="string" calcext:value-type="string">
            <text:p>Document your Dependencies</text:p>
          </table:table-cell>
          <table:table-cell table:style-name="ce4" office:value-type="string" calcext:value-type="string">
            <text:p>Documenting dependencies in deps.edn is crucial for maintaining a clear understanding of a Clojure project's dependencies. Adding comments above each dependency explains its purpose, preventing unnecessary accumulation and making it easier to identify and remove unused libraries.</text:p>
          </table:table-cell>
          <table:table-cell table:style-name="ce4"/>
          <table:table-cell table:style-name="ce7" table:number-columns-repeated="4"/>
          <table:table-cell table:number-columns-repeated="11"/>
        </table:table-row>
        <table:table-row table:style-name="ro8">
          <table:table-cell table:style-name="ce4" office:value-type="string" calcext:value-type="string">
            <text:p>Precompile your Routes</text:p>
          </table:table-cell>
          <table:table-cell table:style-name="ce4" office:value-type="string" calcext:value-type="string">
            <text:p>Changes are made to improve route compilation in a Clojure project. A new ENVIRONMENT variable is added to the .env file to distinguish between development and production. The root-handler function is updated with a curried overload, allowing routes to be compiled only once in production and on each request in development. The start-server function is modified to use the curried overload in production and the two-argument overload in development. Additionally, the anonymous function inside root-handler is named for easier debugging.</text:p>
          </table:table-cell>
          <table:table-cell table:style-name="ce4"/>
          <table:table-cell table:style-name="ce7" table:number-columns-repeated="4"/>
          <table:table-cell table:number-columns-repeated="11"/>
        </table:table-row>
        <table:table-row table:style-name="ro16">
          <table:table-cell table:style-name="ce4" office:value-type="string" calcext:value-type="string">
            <text:p>Run Tests Against your Database</text:p>
          </table:table-cell>
          <table:table-cell table:style-name="ce3" office:value-type="string" calcext:value-type="string">
            <text:p>Add dependencies org.testcontainers/postgresql and org.mybatis/mybatis-migrations in the :dev alias to enable testing with a PostgreSQL database. Create a namespace example.test-system and define functions to start a PostgreSQL Docker container in the background, connect to the test database, run migrations, and get a test datasource. The container is created fresh for each test run, ensuring a clean and isolated environment. The start-pg-test-container function starts the container, while the get-test-db function connects to the database using the container's details. The run-migrations function applies any necessary migrations to the test database using the UpOperation class from org.apache.ibatis.migration. The with-test-db function gets a test datasource, runs migrations, and passes it to a callback function, ensuring the container is started only once and migrations are run only once. Then, create a test namespace example.math-test and define a test function counting-works to verify that COUNT(*) works correctly when inserting rows into prehistoric.hominid. Finally, load the example.math-test namespace into a REPL and run (t/run-tests) to execute the tests.</text:p>
          </table:table-cell>
          <table:table-cell table:style-name="ce4"/>
          <table:table-cell table:style-name="ce7" table:number-columns-repeated="4"/>
          <table:table-cell table:number-columns-repeated="11"/>
        </table:table-row>
        <table:table-row table:style-name="ro7">
          <table:table-cell table:style-name="ce4" office:value-type="string" calcext:value-type="string">
            <text:p>Check for Outdated Dependencies</text:p>
          </table:table-cell>
          <table:table-cell table:style-name="ce4" office:value-type="string" calcext:value-type="string">
            <text:p>It's essential to keep your dependencies updated to avoid security risks and take advantage of new features. To simplify this process, we'll use the antq tool. Add an "outdated" recipe to your justfile that invokes clojure with com.github.liquidz/antq as a dependency. Then, run just outdated to identify outdated dependencies and update them as needed. It's likely that at least one of the libraries you've used has a newer version available.</text:p>
          </table:table-cell>
          <table:table-cell table:style-name="ce4" office:value-type="string" calcext:value-type="string">
            <text:p>in the justfile added outdated_check and outdated</text:p>
          </table:table-cell>
          <table:table-cell table:style-name="ce7" table:number-columns-repeated="4"/>
          <table:table-cell table:number-columns-repeated="11"/>
        </table:table-row>
        <table:table-row table:style-name="ro8">
          <table:table-cell table:style-name="ce4" office:value-type="string" calcext:value-type="string">
            <text:p>Share HTML Across Pages</text:p>
          </table:table-cell>
          <table:table-cell table:style-name="ce4" office:value-type="string" calcext:value-type="string">
            <text:p>Shared code can be beneficial, but it can also be difficult to change without considering all the places that use it. In this section, we'll create a shared HTML component for the boilerplate of our site's pages. We'll define a view function in core.clj that returns the basic HTML page structure. We'll then refactor example.hello.routes and example.goodbye.routes to use this component. We'll add meta tags to the HTML head and create an optional :title argument for the view function. This way, we can make changes in one place and have them reflected across all pages that use this component.</text:p>
          </table:table-cell>
          <table:table-cell table:style-name="ce4"/>
          <table:table-cell table:style-name="ce7" table:number-columns-repeated="4"/>
          <table:table-cell table:number-columns-repeated="11"/>
        </table:table-row>
        <table:table-row table:style-name="ro8">
          <table:table-cell table:style-name="ce4" office:value-type="string" calcext:value-type="string">
            <text:p>Serving Static Files</text:p>
          </table:table-cell>
          <table:table-cell table:style-name="ce4" office:value-type="string" calcext:value-type="string">
            <text:p>We will configure our project to serve static files. We will add the "res" (for resources) directory to the list of paths in the deps.edn file. Then, we will create a favicon.ico file in the "res" directory and serve it through a route handler in the src/example/static/routes.clj file. We will register the static routes in the example.routes file, and finally, we will be able to see the favicon in the browser tab by accessing http://localhost:9999. It is important to perform a "hard refresh" if the favicon does not appear immediately, as the browser may cache the files.</text:p>
          </table:table-cell>
          <table:table-cell table:style-name="ce4"/>
          <table:table-cell table:style-name="ce7" table:number-columns-repeated="4"/>
          <table:table-cell table:number-columns-repeated="11"/>
        </table:table-row>
        <table:table-row table:style-name="ro9">
          <table:table-cell table:style-name="ce4" office:value-type="string" calcext:value-type="string">
            <text:p>Explicitly Defining Middleware</text:p>
          </table:table-cell>
          <table:table-cell table:style-name="ce3" office:value-type="string" calcext:value-type="string">
            <text:p>We are explicitly defining the middleware for our application instead of relying on the default middleware provided by ring.middleware.defaults/middleware-defaults. This allows us to understand what middleware is in place and what it does, which is important when adding user authentication later. We rewrite the namespace example.middleware and define a function standard-html-route-middleware that returns a vector of middleware functions. The cookie-store object is moved to the system namespace to make it easier to manage and access. We also document the middleware with comments to explain what each function does.</text:p>
          </table:table-cell>
          <table:table-cell table:style-name="ce4" office:value-type="string" calcext:value-type="string">
            <text:p>The motivation for this implementation is to have more control over the middleware in our application. By explicitly defining the middleware, we can easily add, remove, or modify middleware functions as needed. This allows us to understand what middleware is in place and what it does, which is important for debugging and security. Additionally, documenting the middleware with comments helps us and other developers understand what each function does, making the codebase more maintainable.</text:p>
          </table:table-cell>
          <table:table-cell table:style-name="ce7" table:number-columns-repeated="4"/>
          <table:table-cell table:number-columns-repeated="11"/>
        </table:table-row>
        <table:table-row table:style-name="ro2" table:number-rows-repeated="6">
          <table:table-cell table:style-name="ce4" table:number-columns-repeated="3"/>
          <table:table-cell table:style-name="ce7" table:number-columns-repeated="4"/>
          <table:table-cell table:number-columns-repeated="11"/>
        </table:table-row>
        <table:table-row table:style-name="ro2" table:number-rows-repeated="39">
          <table:table-cell table:number-columns-repeated="7"/>
          <table:table-cell table:style-name="Default" table:number-columns-repeated="11"/>
        </table:table-row>
        <table:table-row table:style-name="ro2">
          <table:table-cell table:number-columns-repeated="7"/>
          <table:table-cell table:style-name="Default" table:number-columns-repeated="11"/>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05">00/00/0000</text:date>, <text:time style:data-style-name="N2" text:time-value="08:12:09.89559145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3T08:19:28.085753962</meta:creation-date>
    <dc:date>2024-11-05T09:26:48.212785510</dc:date>
    <meta:editing-duration>PT5H25M25S</meta:editing-duration>
    <meta:editing-cycles>36</meta:editing-cycles>
    <meta:generator>LibreOffice/24.2.6.2$Linux_X86_64 LibreOffice_project/420$Build-2</meta:generator>
    <meta:document-statistic meta:table-count="1" meta:cell-count="82" meta:object-count="0"/>
  </office:meta>
</office:document-meta>
</file>